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45e2" officeooo:paragraph-rsid="00095f7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5f7a" officeooo:paragraph-rsid="00095f7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a3cea" officeooo:paragraph-rsid="000a3ce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bf4a8" officeooo:paragraph-rsid="000bf4a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c1c03" officeooo:paragraph-rsid="000c1c0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d4239" officeooo:paragraph-rsid="000d423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officeooo:rsid="000c1c03" officeooo:paragraph-rsid="000c1c0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345e2" officeooo:paragraph-rsid="000345e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345e2" officeooo:paragraph-rsid="00095f7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5f7a" officeooo:paragraph-rsid="00095f7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bf4a8" officeooo:paragraph-rsid="000bf4a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c1c03" officeooo:paragraph-rsid="000c1c03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rsid="00095f7a" officeooo:paragraph-rsid="00095f7a"/>
    </style:style>
    <style:style style:name="P1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text-properties fo:font-variant="normal" fo:text-transform="none" fo:color="#29303b" style:font-name="Open Sans" fo:font-size="12pt" fo:letter-spacing="normal" fo:font-style="normal" fo:font-weight="normal" officeooo:rsid="000d4239" officeooo:paragraph-rsid="000d4239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29303b" style:font-name="Open Sans" fo:font-size="13.5pt" fo:letter-spacing="normal" fo:font-style="normal" fo:font-weight="normal" officeooo:rsid="000d4239" officeooo:paragraph-rsid="000d4239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/>
    </style:style>
    <style:style style:name="P18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21" style:family="paragraph" style:parent-style-name="Standard" style:list-style-name="L1">
      <style:text-properties fo:font-size="12pt" fo:font-weight="normal" officeooo:rsid="000345e2" officeooo:paragraph-rsid="000345e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066146" officeooo:paragraph-rsid="00066146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officeooo:rsid="00083128" officeooo:paragraph-rsid="00083128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095f7a" officeooo:paragraph-rsid="00095f7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95f7a" officeooo:paragraph-rsid="00095f7a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size="12pt" fo:font-weight="normal" officeooo:rsid="00095f7a" officeooo:paragraph-rsid="00095f7a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fo:font-size="12pt" fo:font-weight="normal" officeooo:rsid="00095f7a" officeooo:paragraph-rsid="00095f7a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0964e7" officeooo:paragraph-rsid="000964e7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text-properties fo:font-size="12pt" fo:font-weight="normal" officeooo:rsid="0009dcc5" officeooo:paragraph-rsid="0009dcc5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fo:font-size="12pt" fo:font-weight="normal" officeooo:rsid="000a3cea" officeooo:paragraph-rsid="000a3cea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0a3cea" officeooo:paragraph-rsid="000a3cea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text-properties fo:font-size="12pt" fo:font-weight="normal" officeooo:rsid="000a3cea" officeooo:paragraph-rsid="000a3cea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text-properties fo:font-size="12pt" fo:font-weight="normal" officeooo:rsid="000bf4a8" officeooo:paragraph-rsid="000bf4a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0bf4a8" officeooo:paragraph-rsid="000bf4a8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fo:font-weight="normal" officeooo:rsid="000c1c03" officeooo:paragraph-rsid="000c1c0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0c1c03" officeooo:paragraph-rsid="000c1c03" style:font-size-asian="10.5pt" style:font-weight-asian="normal" style:font-size-complex="12pt" style:font-weight-complex="normal"/>
    </style:style>
    <style:style style:name="P37" style:family="paragraph" style:parent-style-name="Standard" style:list-style-name="L6">
      <style:text-properties fo:font-size="12pt" fo:font-weight="normal" officeooo:rsid="000d4239" officeooo:paragraph-rsid="000d423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0d4239" officeooo:paragraph-rsid="000d423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0d9c3d" officeooo:paragraph-rsid="000d9c3d" style:font-size-asian="10.5pt" style:font-weight-asian="normal" style:font-size-complex="12pt" style:font-weight-complex="normal"/>
    </style:style>
    <style:style style:name="P40" style:family="paragraph" style:parent-style-name="Standard" style:list-style-name="L7">
      <style:text-properties fo:font-size="12pt" fo:font-weight="normal" officeooo:rsid="000d9c3d" officeooo:paragraph-rsid="000d9c3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bold" officeooo:rsid="000d9c3d" officeooo:paragraph-rsid="000d9c3d" style:font-size-asian="10.5pt" style:font-weight-asian="bold" style:font-size-complex="12pt" style:font-weight-complex="bold"/>
    </style:style>
    <style:style style:name="P42" style:family="paragraph" style:parent-style-name="Standard" style:list-style-name="L3">
      <style:text-properties officeooo:rsid="00095f7a" officeooo:paragraph-rsid="000964e7"/>
    </style:style>
    <style:style style:name="P43" style:family="paragraph" style:parent-style-name="Standard" style:list-style-name="L4">
      <style:text-properties officeooo:rsid="000a3cea" officeooo:paragraph-rsid="000a3cea"/>
    </style:style>
    <style:style style:name="P44" style:family="paragraph" style:parent-style-name="Standard" style:list-style-name="L4">
      <style:text-properties officeooo:rsid="000a3cea" officeooo:paragraph-rsid="000bf4a8"/>
    </style:style>
    <style:style style:name="P45" style:family="paragraph" style:parent-style-name="Standard">
      <style:text-properties fo:font-size="14pt" fo:font-weight="bold" officeooo:rsid="000d9c3d" officeooo:paragraph-rsid="000d9c3d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964e7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bf4a8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9303b" style:font-name="Open Sans" fo:font-size="13.5pt" fo:letter-spacing="normal" fo:font-style="normal" fo:font-weight="normal"/>
    </style:style>
    <style:style style:name="T6" style:family="text">
      <style:text-properties fo:font-variant="normal" fo:text-transform="none" fo:color="#29303b" style:font-name="Open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9303b" style:font-name="Open Sans" fo:font-size="12pt" fo:letter-spacing="normal" fo:font-style="normal" fo:font-weight="bold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GREGATE FUNCTIONS</text:p>
      <text:p text:style-name="P8"/>
      <text:list xml:id="list2834884197" text:style-name="L1">
        <text:list-item>
          <text:p text:style-name="P21">Find the average rental amount paid.</text:p>
          <text:list>
            <text:list-item>
              <text:p text:style-name="P22">SELECT ROUND(AVG(*), 2) FROM payment;</text:p>
            </text:list-item>
          </text:list>
        </text:list-item>
        <text:list-item>
          <text:p text:style-name="P23">Find the minimum amount paid</text:p>
          <text:list>
            <text:list-item>
              <text:p text:style-name="P23">SELECT MIN(amount) FROM payment;</text:p>
            </text:list-item>
            <text:list-item>
              <text:p text:style-name="P23">SELECT amount FROM payment ORDER BY amount;</text:p>
            </text:list-item>
            <text:list-item>
              <text:p text:style-name="P23">SELECT COUNT(amount)FROM payment WHERE amount=0.00;</text:p>
            </text:list-item>
          </text:list>
        </text:list-item>
        <text:list-item>
          <text:p text:style-name="P23">Find the maximum amount paid</text:p>
          <text:list>
            <text:list-item>
              <text:p text:style-name="P23">SELECT MAX(amount) FROM payment;</text:p>
            </text:list-item>
          </text:list>
        </text:list-item>
        <text:list-item>
          <text:p text:style-name="P23">Find the sum of the amount paid</text:p>
          <text:list>
            <text:list-item>
              <text:p text:style-name="P23">SELECT SUM(amount) from payment;</text:p>
            </text:list-item>
          </text:list>
        </text:list-item>
        <text:list-item>
          <text:p text:style-name="P24">Find the the sum of the amount paid. Round to the nearest dollar amount/</text:p>
          <text:list>
            <text:list-item>
              <text:p text:style-name="P24">SELECT ROUND(SUM(amount), 0) FROM payment;</text:p>
            </text:list-item>
          </text:list>
        </text:list-item>
      </text:list>
      <text:p text:style-name="P10"/>
      <text:p text:style-name="P1"/>
      <text:p text:style-name="P1">GROUP BY</text:p>
      <text:p text:style-name="P1"/>
      <text:p text:style-name="P9">GROUP BY statements work best with the GROUP BY clause.</text:p>
      <text:p text:style-name="P10">The GROUP BY clause divides the rows returned from the SELECT statement into groups</text:p>
      <text:p text:style-name="P10">For each group, you can apply an aggregate function:</text:p>
      <text:p text:style-name="P13">Example:</text:p>
      <text:list xml:id="list2069503056" text:style-name="L2">
        <text:list-item>
          <text:p text:style-name="P26">Calculate the sum of items</text:p>
        </text:list-item>
        <text:list-item>
          <text:p text:style-name="P26">Count the number of items in the groups</text:p>
        </text:list-item>
      </text:list>
      <text:p text:style-name="P10"/>
      <text:list xml:id="list3249967169" text:style-name="L3">
        <text:list-item>
          <text:p text:style-name="P27">Get the last 2 payments</text:p>
          <text:list>
            <text:list-item>
              <text:p text:style-name="P27">SELECT * FROM payment LIMIT 2;</text:p>
            </text:list-item>
          </text:list>
        </text:list-item>
        <text:list-item>
          <text:p text:style-name="P27">Customers have more than 1 payment. Group the customers by their id</text:p>
          <text:list>
            <text:list-item>
              <text:p text:style-name="P27">SELECT customer_id FROM payment GROUP BY customer_id;</text:p>
            </text:list-item>
          </text:list>
        </text:list-item>
        <text:list-item>
          <text:p text:style-name="P28">How much did each customer pay so far?</text:p>
          <text:list>
            <text:list-item>
              <text:p text:style-name="P42"><text:span text:style-name="T1">SELECT customer_id, </text:span><text:span text:style-name="T2">SUM(amount)</text:span><text:span text:style-name="T1"> FROM payment GROUP BY customer_id </text:span><text:span text:style-name="T2">ORDER BY SUM(amount) DESC</text:span><text:span text:style-name="T1">;</text:span></text:p>
            </text:list-item>
          </text:list>
        </text:list-item>
        <text:list-item>
          <text:p text:style-name="P28">How many transactions did each staff member complete</text:p>
          <text:list>
            <text:list-item>
              <text:p text:style-name="P28">SELECT staff_id, COUNT(customer_id) FROM payment GROUP BY staff_id;</text:p>
            </text:list-item>
          </text:list>
        </text:list-item>
        <text:list-item>
          <text:p text:style-name="P29">Find the amount to films per FCC rating.</text:p>
          <text:list>
            <text:list-item>
              <text:p text:style-name="P29">SELECT rating, COUNT(rating) FROM film GROUP BY rating</text:p>
            </text:list-item>
          </text:list>
        </text:list-item>
        <text:list-item>
          <text:p text:style-name="P29">How many occurrences are there for each rental duration period? Which rental durations have the highest amount of occurrences?</text:p>
          <text:list>
            <text:list-item>
              <text:p text:style-name="P29">SELECT rental_duration COUNT(rental_duration ) FROM film GROUP BY rental_duration ;</text:p>
            </text:list-item>
          </text:list>
        </text:list-item>
        <text:list-item>
          <text:p text:style-name="P30">What’s the average rental rate for a movie’s rating? Round to the nearest hundredth.</text:p>
          <text:list>
            <text:list-item>
              <text:p text:style-name="P30">SELECT rating, AVG(rental_rate) FROM film GROUP BY rating;</text:p>
            </text:list-item>
          </text:list>
        </text:list-item>
      </text:list>
      <text:p text:style-name="P31"/>
      <text:p text:style-name="P3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CHALLENGE</text:p>
      <text:p text:style-name="P31"/>
      <text:list xml:id="list761428077" text:style-name="L4">
        <text:list-item>
          <text:p text:style-name="P43"><text:span text:style-name="T3">Give a raise to the staff member who handled the most transactions. </text:span><text:span text:style-name="T1">How many payments did each staff member handle? What was the total amount processed by each staff member?</text:span></text:p>
          <text:list>
            <text:list-item>
              <text:p text:style-name="P32">SELECT staff_id, amount FROM payment</text:p>
            </text:list-item>
            <text:list-item>
              <text:p text:style-name="P32">SELECT staff_id, amount FROM payment GROUP BY staff_id</text:p>
            </text:list-item>
            <text:list-item>
              <text:p text:style-name="P44"><text:span text:style-name="T1">SELECT staff_id, </text:span><text:span text:style-name="T3">COUNT(amount),</text:span><text:span text:style-name="T1"> </text:span><text:span text:style-name="T3">SUM(</text:span><text:span text:style-name="T1">amount</text:span><text:span text:style-name="T3">) </text:span><text:span text:style-name="T1">FROM payment GROUP BY staff_id</text:span></text:p>
            </text:list-item>
          </text:list>
        </text:list-item>
        <text:list-item>
          <text:p text:style-name="P33">You’re being audited! What’s the average replacement cost of movies by rating?</text:p>
          <text:list>
            <text:list-item>
              <text:p text:style-name="P33">SELECT rating, AVG(replacement_cost) FROM film GROUP BY rating;</text:p>
            </text:list-item>
            <text:list-item>
              <text:p text:style-name="P33">SELECT rating, ROUND(AVG(replacement_cost), 2) FROM film GROUP BY rating;</text:p>
            </text:list-item>
          </text:list>
        </text:list-item>
        <text:list-item>
          <text:p text:style-name="P33">You want to give loyalty coupons to 5 customers who spent the most money. Find the top 5 customers who spent the most amount of money.</text:p>
          <text:list>
            <text:list-item>
              <text:p text:style-name="P33">SELECT customer_id, SUM(amount) FROM payment GROUP BY customer_id;</text:p>
            </text:list-item>
            <text:list-item>
              <text:p text:style-name="P33">SELECT customer_id, SUM(amount) FROM payment GROUP BY customer_id ORDER BY SUM(amount) DESC LIMIT 5;</text:p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"><text:soft-page-break/>HAVING CLAUSE</text:p>
      <text:p text:style-name="P11"/>
      <text:p text:style-name="P12">Used in conjunction with GROUP BY clause</text:p>
      <text:p text:style-name="P11">Sets the condition for the group rows created by the GROUP BY clause</text:p>
      <text:p text:style-name="P11"/>
      <text:list xml:id="list3156834744" text:style-name="L5">
        <text:list-item>
          <text:p text:style-name="P35">Find the customers who paid more than $200</text:p>
          <text:list>
            <text:list-item>
              <text:p text:style-name="P35">SELECT customer_id, SUM(amount) FROM payment GROUP BY customer_id HAVING SUM(amount) &gt; 200</text:p>
            </text:list-item>
          </text:list>
        </text:list-item>
        <text:list-item>
          <text:p text:style-name="P35">Check which store has over 300 customers</text:p>
          <text:list>
            <text:list-item>
              <text:p text:style-name="P35">SELECT customer_id, count(customer_id) FROM customer GROUP BY store_id HAVING COUNT(customer_id) &gt; 300</text:p>
            </text:list-item>
          </text:list>
        </text:list-item>
        <text:list-item>
          <text:p text:style-name="P35">Get the rental rates for ratings: R, G, PG<text:tab/></text:p>
          <text:list>
            <text:list-item>
              <text:p text:style-name="P35">SELECT rating, rental_rate FROM film WHERE rating IN (‘G’, ‘PG’, ‘R’)</text:p>
            </text:list-item>
          </text:list>
        </text:list-item>
        <text:list-item>
          <text:p text:style-name="P35">Find the average rental rates for #3</text:p>
          <text:list>
            <text:list-item>
              <text:p text:style-name="P35">SELECT rating, AVG(rental_rate) FROM film WHERE rating IN (‘G’, ‘PG’, ‘R’) GROUP BY rating;</text:p>
            </text:list-item>
          </text:list>
        </text:list-item>
        <text:list-item>
          <text:p text:style-name="P35">Find the average rental rates for #3 where the rental rate is less than $3.00</text:p>
          <text:list>
            <text:list-item>
              <text:p text:style-name="P35">SELECT rating, AVG(rental_rate) FROM film WHERE rating IN (‘G’, ‘PG’, ‘R’) GROUP BY rating HAVING AVG(rental_rate) &lt; 3;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ASSESSMENT</text:p>
      <text:p text:style-name="P6"/>
      <text:p text:style-name="P15">1. Return the customer IDs of customers who have spent at least $110 with the staff member who has an ID of 2.</text:p>
      <text:p text:style-name="P16">SELECT customer_id,SUM(amount)</text:p>
      <text:p text:style-name="P17">FROM payment</text:p>
      <text:p text:style-name="P17">WHERE staff_id = 2</text:p>
      <text:p text:style-name="P17">GROUP BY customer_id</text:p>
      <text:p text:style-name="P20"><text:span text:style-name="T5">HAVING SUM(amount) &gt; 110;</text:span></text:p>
      <text:p text:style-name="P20"><text:span text:style-name="T5"/></text:p>
      <text:p text:style-name="P14">The answer should be customers 187 and 148.</text:p>
      <text:p text:style-name="P14"/>
      <text:p text:style-name="P14">2. How many films begin with the letter J?</text:p>
      <text:p text:style-name="P18">SELECT COUNT(*) FROM film</text:p>
      <text:p text:style-name="P20"><text:span text:style-name="T5">WHERE title LIKE 'J%';</text:span></text:p>
      <text:p text:style-name="P14">The answer should be 20.</text:p>
      <text:p text:style-name="P20"><text:span text:style-name="T6">3. What customer has the highest customer ID number whose name starts </text:span><text:span text:style-name="Strong_20_Emphasis"><text:span text:style-name="T7">with </text:span></text:span><text:span text:style-name="T6">an 'E' </text:span><text:span text:style-name="Strong_20_Emphasis"><text:span text:style-name="T7">and </text:span></text:span><text:span text:style-name="T6">has an address ID lower than 500?</text:span></text:p>
      <text:p text:style-name="P17"><text:span text:style-name="T4">SELECT first_name,last_name FROM customer</text:span></text:p>
      <text:p text:style-name="P17">WHERE first_name LIKE 'E%'</text:p>
      <text:p text:style-name="P17">AND address_id &lt;500</text:p>
      <text:p text:style-name="P17">ORDER BY customer_id DESC</text:p>
      <text:p text:style-name="P20"><text:span text:style-name="T5">LIMIT 1;</text:span></text:p>
      <text:p text:style-name="P14">The answer is Eddie Tomlin</text:p>
      <text:p text:style-name="P6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CHALLENGE</text:p>
      <text:p text:style-name="P7"/>
      <text:list xml:id="list2666304859" text:style-name="L6">
        <text:list-item>
          <text:p text:style-name="P37">Your customers must have a minimum of 40 transactions to be eligible for the rewards card.</text:p>
          <text:list>
            <text:list-item>
              <text:p text:style-name="P37">SELECT customer_id, COUNT(amount) FROM payment GROUP BY customer_id HAVING COUNT(amount) &gt;39;</text:p>
            </text:list-item>
          </text:list>
        </text:list-item>
        <text:list-item>
          <text:p text:style-name="P37">Which movie ratings have an average rental duration of more than 5 days?</text:p>
          <text:list>
            <text:list-item>
              <text:p text:style-name="P37">SELECT rating, AVG(rental_duration) FROM film GROUP BY rating HAVING AVG(rental_duration) &gt; 5</text:p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SUBQUERIES</text:p>
      <text:p text:style-name="P41"/>
      <text:p text:style-name="P39">Allow us to use multiple SELECT statements; a query within a query</text:p>
      <text:p text:style-name="P39"/>
      <text:list xml:id="list270284554" text:style-name="L7">
        <text:list-item>
          <text:p text:style-name="P40">Find films whose rental rate is higher than the average rental rate</text:p>
          <text:list>
            <text:list-item>
              <text:p text:style-name="P40">Find average rental rate</text:p>
              <text:list>
                <text:list-item>
                  <text:p text:style-name="P40">SELECT * FROM film</text:p>
                </text:list-item>
                <text:list-item>
                  <text:p text:style-name="P40">SELECT AVG(rental_rate) FROM film</text:p>
                </text:list-item>
                <text:list-item>
                  <text:p text:style-name="P40">SELECT title, rental_rate FROM film WHERE rental_rate &gt; 2.98</text:p>
                </text:list-item>
              </text:list>
            </text:list-item>
            <text:list-item>
              <text:p text:style-name="P40">Use first result to find films we’re looking for</text:p>
              <text:list>
                <text:list-item>
                  <text:p text:style-name="P40">SELECT film_id, title, rental_rate FROM film WHERE rental_rate &gt; (SELECT AVG(rental_rate) FROM film);</text:p>
                </text:list-item>
              </text:list>
            </text:list-item>
          </text:list>
        </text:list-item>
        <text:list-item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5:08:54.137945750</meta:creation-date>
    <meta:generator>LibreOffice/6.0.3.2$Linux_X86_64 LibreOffice_project/00m0$Build-2</meta:generator>
    <dc:date>2018-07-03T14:17:03.819013187</dc:date>
    <meta:editing-duration>PT1H2M33S</meta:editing-duration>
    <meta:editing-cycles>2</meta:editing-cycles>
    <meta:document-statistic meta:table-count="0" meta:image-count="0" meta:object-count="0" meta:page-count="6" meta:paragraph-count="92" meta:word-count="815" meta:character-count="4858" meta:non-whitespace-character-count="4193"/>
  </office:meta>
</office:document-meta>
</file>